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0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o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emerkung</text:p>
          </table:table-cell>
        </table:table-row>
        <table:table-row table:style-name="ro1">
          <table:table-cell office:value-type="string">
            <text:p>WrapperType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Konzentration auf ProductCmp</text:p>
          </table:table-cell>
          <table:table-cell office:value-type="string">
            <text:p>offen</text:p>
          </table:table-cell>
          <table:table-cell office:value-type="string">
            <text:p>Tabelle mit Attributen bzw. Assoziationen als Zeilen und Generationen als Spalten</text:p>
          </table:table-cell>
        </table:table-row>
        <table:table-row table:style-name="ro1">
          <table:table-cell office:value-type="string">
            <text:p>Encoding-Problem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debug konsolenausgaben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 Content-Seiten gehen nicht</text:p>
          </table:table-cell>
          <table:table-cell office:value-type="string">
            <text:p>offen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.12.2009</text:date>, <text:time>15:06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Dicker</meta:initial-creator>
    <meta:creation-date>2009-12-18T14:19:46</meta:creation-date>
    <dc:date>2009-12-18T15:06:30</dc:date>
    <dc:creator>Stefan Dicker</dc:creator>
    <meta:editing-duration>PT00H46M46S</meta:editing-duration>
    <meta:editing-cycles>5</meta:editing-cycles>
    <meta:generator>OpenOffice.org/3.0$Linux OpenOffice.org_project/300m15$Build-9379</meta:generator>
    <meta:document-statistic meta:table-count="3" meta:cell-count="15" meta:object-count="0"/>
  </office:meta>
</office:document-meta>
</file>